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4.8cm" svg:height="1.8cm" svg:x="11.9cm" svg:y="17.9cm">
          <text:p text:style-name="P1">main ::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19.8cm" svg:height="2.9cm" svg:x="4.4cm" svg:y="13.6cm">
          <text:p text:style-name="P2">display :: <text:s text:c="3"/>Display <text:s text:c="7"/>-&gt; <text:s text:c="7"/>Color <text:s text:c="8"/>-&gt; <text:s text:c="5"/>Picture <text:s text:c="6"/>-&gt; IO 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3cm" svg:height="1.8cm" svg:x="7.5cm" svg:y="14.2cm">
          <text:p text:style-name="P1">Displa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3.3cm" svg:height="1.8cm" svg:x="12.7cm" svg:y="14.2cm">
          <text:p text:style-name="P1">Col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3.3cm" svg:height="1.8cm" svg:x="17.6cm" svg:y="14.2cm">
          <text:p text:style-name="P1">Pictur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3cm" svg:y1="16.5cm" svg:x2="14.3cm" svg:y2="17.9cm" draw:start-shape="id1" draw:start-glue-point="2" draw:end-shape="id2" draw:end-glue-point="0" svg:d="m14300 16500v1400">
          <text:p/>
        </draw:connector>
        <draw:custom-shape draw:style-name="gr1" draw:text-style-name="P2" xml:id="id3" draw:id="id3" draw:layer="layout" svg:width="19.1cm" svg:height="2.9cm" svg:x="1.3cm" svg:y="4.2cm">
          <text:p text:style-name="P2">InWindow :: <text:s text:c="4"/>String <text:s text:c="5"/>-&gt; <text:s text:c="3"/>(Int, Int) <text:s text:c="3"/>-&gt; <text:s text:c="2"/>(Int, Int) <text:s text:c="4"/>-&gt; Displa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3.3cm" svg:height="1.8cm" svg:x="5.1cm" svg:y="4.8cm">
          <text:p text:style-name="P1">Str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3.3cm" svg:height="1.8cm" svg:x="9.3cm" svg:y="4.8cm">
          <text:p text:style-name="P1">(Int, Int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3cm" svg:height="1.8cm" svg:x="13.4cm" svg:y="4.8cm">
          <text:p text:style-name="P1">(Int, Int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85cm" svg:y1="7.1cm" svg:x2="9.15cm" svg:y2="14.2cm" draw:start-shape="id3" draw:start-glue-point="2" draw:end-shape="id4" draw:end-glue-point="0" svg:d="m10850 7100v3551h-1700v3549">
          <text:p/>
        </draw:connector>
        <draw:custom-shape draw:style-name="gr1" draw:text-style-name="P1" xml:id="id5" draw:id="id5" draw:layer="layout" svg:width="3.3cm" svg:height="1.8cm" svg:x="5.1cm" svg:y="1.4cm">
          <text:p text:style-name="P1">“Hoge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3cm" svg:height="1.8cm" svg:x="9.3cm" svg:y="1.4cm">
          <text:p text:style-name="P1">(200, 20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3.3cm" svg:height="1.8cm" svg:x="13.4cm" svg:y="1.4cm">
          <text:p text:style-name="P1">(10, 1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75cm" svg:y1="3.2cm" svg:x2="6.75cm" svg:y2="4.8cm" draw:start-shape="id5" draw:start-glue-point="2" draw:end-shape="id6" draw:end-glue-point="0" svg:d="m6750 3200v1600">
          <text:p/>
        </draw:connector>
        <draw:connector draw:style-name="gr3" draw:text-style-name="P1" draw:layer="layout" svg:x1="10.95cm" svg:y1="3.2cm" svg:x2="10.95cm" svg:y2="4.8cm" draw:start-shape="id7" draw:start-glue-point="2" draw:end-shape="id8" svg:d="m10950 3200v1600">
          <text:p/>
        </draw:connector>
        <draw:connector draw:style-name="gr3" draw:text-style-name="P1" draw:layer="layout" svg:x1="15.05cm" svg:y1="3.2cm" svg:x2="15.05cm" svg:y2="4.8cm" draw:start-shape="id9" draw:start-glue-point="2" draw:end-shape="id10" draw:end-glue-point="0" svg:d="m15050 3200v1600">
          <text:p/>
        </draw:connector>
        <draw:custom-shape draw:style-name="gr1" draw:text-style-name="P1" xml:id="id11" draw:id="id11" draw:layer="layout" svg:width="4.5cm" svg:height="1.8cm" svg:x="12.1cm" svg:y="10.9cm">
          <text:p text:style-name="P1">white :: Col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35cm" svg:y1="12.7cm" svg:x2="14.35cm" svg:y2="14.2cm" draw:start-shape="id11" draw:start-glue-point="2" draw:end-shape="id12" svg:d="m14350 12700v1500">
          <text:p/>
        </draw:connector>
        <draw:custom-shape draw:style-name="gr1" draw:text-style-name="P2" xml:id="id13" draw:id="id13" draw:layer="layout" svg:width="11.2cm" svg:height="2.9cm" svg:x="17.2cm" svg:y="8.5cm">
          <text:p text:style-name="P2">Circle :: <text:s text:c="5"/>Float <text:s text:c="6"/>-&gt; <text:s text:c="4"/>Pictur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3.3cm" svg:height="1.8cm" svg:x="19.8cm" svg:y="9.1cm">
          <text:p text:style-name="P1">Floa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2.8cm" svg:y1="11.4cm" svg:x2="19.25cm" svg:y2="14.2cm" draw:start-shape="id13" draw:start-glue-point="2" draw:end-shape="id14" draw:end-glue-point="0" svg:d="m22800 11400v1401h-3550v1399">
          <text:p/>
        </draw:connector>
        <draw:custom-shape draw:style-name="gr1" draw:text-style-name="P1" xml:id="id15" draw:id="id15" draw:layer="layout" svg:width="3.3cm" svg:height="1.8cm" svg:x="21.2cm" svg:y="5cm">
          <text:p text:style-name="P1">8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2.85cm" svg:y1="6.8cm" svg:x2="21.45cm" svg:y2="9.1cm" draw:start-shape="id15" draw:start-glue-point="2" draw:end-shape="id16" draw:end-glue-point="0" svg:d="m22850 6800v1151h-1400v11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04-01T21:19:06</meta:creation-date>
    <dc:date>2012-04-01T21:51:22</dc:date>
    <dc:creator>Okabe Kiwamu</dc:creator>
    <meta:editing-duration>PT25M8S</meta:editing-duration>
    <meta:editing-cycles>19</meta:editing-cycles>
    <meta:generator>LibreOffice/3.5$Linux_X86_64 LibreOffice_project/350m1$Build-202</meta:generator>
    <meta:document-statistic meta:object-count="24"/>
  </office:meta>
</office:document-meta>
</file>